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aby_2007_00720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383.4" calcext:value-type="float">
            <text:p>383</text:p>
          </table:table-cell>
          <table:table-cell table:style-name="ce1"/>
          <table:table-cell/>
          <table:table-cell table:style-name="ce2" table:formula="of:=AVERAGE([.M4:.M33])" office:value-type="float" office:value="293.784880431567" calcext:value-type="float">
            <text:p>293,78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4.21491604203207" calcext:value-type="float">
            <text:p>4</text:p>
          </table:table-cell>
          <table:table-cell table:style-name="ce1"/>
          <table:table-cell/>
          <table:table-cell table:style-name="ce2" table:formula="of:=STDEV([.M4:.M33])" office:value-type="float" office:value="56.117520820483" calcext:value-type="float">
            <text:p>56,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3" calcext:value-type="float">
            <text:p>30583</text:p>
          </table:table-cell>
          <table:table-cell office:value-type="float" office:value="381" calcext:value-type="float">
            <text:p>381</text:p>
          </table:table-cell>
          <table:table-cell office:value-type="float" office:value="1124" calcext:value-type="float">
            <text:p>1124</text:p>
          </table:table-cell>
          <table:table-cell office:value-type="float" office:value="381" calcext:value-type="float">
            <text:p>381</text:p>
          </table:table-cell>
          <table:table-cell table:formula="of:=([.J4]/([.B4]-[.I4]))" office:value-type="percentage" office:value="0.00204425462505902" calcext:value-type="percentage">
            <text:p>0,20%</text:p>
          </table:table-cell>
          <table:table-cell office:value-type="float" office:value="185995" calcext:value-type="float">
            <text:p>185995</text:p>
          </table:table-cell>
          <table:table-cell office:value-type="float" office:value="231.207005978" calcext:value-type="float">
            <text:p>231,207005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9" calcext:value-type="float">
            <text:p>30589</text:p>
          </table:table-cell>
          <table:table-cell office:value-type="float" office:value="375" calcext:value-type="float">
            <text:p>375</text:p>
          </table:table-cell>
          <table:table-cell office:value-type="float" office:value="1124" calcext:value-type="float">
            <text:p>1124</text:p>
          </table:table-cell>
          <table:table-cell office:value-type="float" office:value="375" calcext:value-type="float">
            <text:p>375</text:p>
          </table:table-cell>
          <table:table-cell table:formula="of:=([.J5]/([.B5]-[.I5]))" office:value-type="percentage" office:value="0.00201206163883762" calcext:value-type="percentage">
            <text:p>0,20%</text:p>
          </table:table-cell>
          <table:table-cell office:value-type="float" office:value="186001" calcext:value-type="float">
            <text:p>186001</text:p>
          </table:table-cell>
          <table:table-cell office:value-type="float" office:value="269.458348989" calcext:value-type="float">
            <text:p>269,458348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6" calcext:value-type="float">
            <text:p>30576</text:p>
          </table:table-cell>
          <table:table-cell office:value-type="float" office:value="388" calcext:value-type="float">
            <text:p>388</text:p>
          </table:table-cell>
          <table:table-cell office:value-type="float" office:value="1124" calcext:value-type="float">
            <text:p>1124</text:p>
          </table:table-cell>
          <table:table-cell office:value-type="float" office:value="388" calcext:value-type="float">
            <text:p>388</text:p>
          </table:table-cell>
          <table:table-cell table:formula="of:=([.J6]/([.B6]-[.I6]))" office:value-type="percentage" office:value="0.00208181310898399" calcext:value-type="percentage">
            <text:p>0,21%</text:p>
          </table:table-cell>
          <table:table-cell office:value-type="float" office:value="185988" calcext:value-type="float">
            <text:p>185988</text:p>
          </table:table-cell>
          <table:table-cell office:value-type="float" office:value="305.914902925" calcext:value-type="float">
            <text:p>305,914902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7]/([.B7]-[.I7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47.078505993" calcext:value-type="float">
            <text:p>247,078505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9" calcext:value-type="float">
            <text:p>30579</text:p>
          </table:table-cell>
          <table:table-cell office:value-type="float" office:value="385" calcext:value-type="float">
            <text:p>385</text:p>
          </table:table-cell>
          <table:table-cell office:value-type="float" office:value="1124" calcext:value-type="float">
            <text:p>1124</text:p>
          </table:table-cell>
          <table:table-cell office:value-type="float" office:value="385" calcext:value-type="float">
            <text:p>385</text:p>
          </table:table-cell>
          <table:table-cell table:formula="of:=([.J8]/([.B8]-[.I8]))" office:value-type="percentage" office:value="0.00206571661587329" calcext:value-type="percentage">
            <text:p>0,21%</text:p>
          </table:table-cell>
          <table:table-cell office:value-type="float" office:value="185991" calcext:value-type="float">
            <text:p>185991</text:p>
          </table:table-cell>
          <table:table-cell office:value-type="float" office:value="323.3916502" calcext:value-type="float">
            <text:p>323,3916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4" calcext:value-type="float">
            <text:p>30574</text:p>
          </table:table-cell>
          <table:table-cell office:value-type="float" office:value="390" calcext:value-type="float">
            <text:p>390</text:p>
          </table:table-cell>
          <table:table-cell office:value-type="float" office:value="1124" calcext:value-type="float">
            <text:p>1124</text:p>
          </table:table-cell>
          <table:table-cell office:value-type="float" office:value="390" calcext:value-type="float">
            <text:p>390</text:p>
          </table:table-cell>
          <table:table-cell table:formula="of:=([.J9]/([.B9]-[.I9]))" office:value-type="percentage" office:value="0.00209254410439112" calcext:value-type="percentage">
            <text:p>0,21%</text:p>
          </table:table-cell>
          <table:table-cell office:value-type="float" office:value="185986" calcext:value-type="float">
            <text:p>185986</text:p>
          </table:table-cell>
          <table:table-cell office:value-type="float" office:value="265.394340992" calcext:value-type="float">
            <text:p>265,394340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4" calcext:value-type="float">
            <text:p>30584</text:p>
          </table:table-cell>
          <table:table-cell office:value-type="float" office:value="380" calcext:value-type="float">
            <text:p>380</text:p>
          </table:table-cell>
          <table:table-cell office:value-type="float" office:value="1124" calcext:value-type="float">
            <text:p>1124</text:p>
          </table:table-cell>
          <table:table-cell office:value-type="float" office:value="380" calcext:value-type="float">
            <text:p>380</text:p>
          </table:table-cell>
          <table:table-cell table:formula="of:=([.J10]/([.B10]-[.I10]))" office:value-type="percentage" office:value="0.00203888912735545" calcext:value-type="percentage">
            <text:p>0,20%</text:p>
          </table:table-cell>
          <table:table-cell office:value-type="float" office:value="185996" calcext:value-type="float">
            <text:p>185996</text:p>
          </table:table-cell>
          <table:table-cell office:value-type="float" office:value="229.4080832" calcext:value-type="float">
            <text:p>229,4080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6" calcext:value-type="float">
            <text:p>30576</text:p>
          </table:table-cell>
          <table:table-cell office:value-type="float" office:value="388" calcext:value-type="float">
            <text:p>388</text:p>
          </table:table-cell>
          <table:table-cell office:value-type="float" office:value="1124" calcext:value-type="float">
            <text:p>1124</text:p>
          </table:table-cell>
          <table:table-cell office:value-type="float" office:value="388" calcext:value-type="float">
            <text:p>388</text:p>
          </table:table-cell>
          <table:table-cell table:formula="of:=([.J11]/([.B11]-[.I11]))" office:value-type="percentage" office:value="0.00208181310898399" calcext:value-type="percentage">
            <text:p>0,21%</text:p>
          </table:table-cell>
          <table:table-cell office:value-type="float" office:value="185988" calcext:value-type="float">
            <text:p>185988</text:p>
          </table:table-cell>
          <table:table-cell office:value-type="float" office:value="361.167682886" calcext:value-type="float">
            <text:p>361,167682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8" calcext:value-type="float">
            <text:p>30578</text:p>
          </table:table-cell>
          <table:table-cell office:value-type="float" office:value="386" calcext:value-type="float">
            <text:p>386</text:p>
          </table:table-cell>
          <table:table-cell office:value-type="float" office:value="1124" calcext:value-type="float">
            <text:p>1124</text:p>
          </table:table-cell>
          <table:table-cell office:value-type="float" office:value="386" calcext:value-type="float">
            <text:p>386</text:p>
          </table:table-cell>
          <table:table-cell table:formula="of:=([.J12]/([.B12]-[.I12]))" office:value-type="percentage" office:value="0.00207108211357686" calcext:value-type="percentage">
            <text:p>0,21%</text:p>
          </table:table-cell>
          <table:table-cell office:value-type="float" office:value="185990" calcext:value-type="float">
            <text:p>185990</text:p>
          </table:table-cell>
          <table:table-cell office:value-type="float" office:value="363.616622925" calcext:value-type="float">
            <text:p>363,616622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1" calcext:value-type="float">
            <text:p>30581</text:p>
          </table:table-cell>
          <table:table-cell office:value-type="float" office:value="383" calcext:value-type="float">
            <text:p>383</text:p>
          </table:table-cell>
          <table:table-cell office:value-type="float" office:value="1124" calcext:value-type="float">
            <text:p>1124</text:p>
          </table:table-cell>
          <table:table-cell office:value-type="float" office:value="383" calcext:value-type="float">
            <text:p>383</text:p>
          </table:table-cell>
          <table:table-cell table:formula="of:=([.J13]/([.B13]-[.I13]))" office:value-type="percentage" office:value="0.00205498562046615" calcext:value-type="percentage">
            <text:p>0,21%</text:p>
          </table:table-cell>
          <table:table-cell office:value-type="float" office:value="185993" calcext:value-type="float">
            <text:p>185993</text:p>
          </table:table-cell>
          <table:table-cell office:value-type="float" office:value="383.66581893" calcext:value-type="float">
            <text:p>383,66581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2" calcext:value-type="float">
            <text:p>30582</text:p>
          </table:table-cell>
          <table:table-cell office:value-type="float" office:value="382" calcext:value-type="float">
            <text:p>382</text:p>
          </table:table-cell>
          <table:table-cell office:value-type="float" office:value="1124" calcext:value-type="float">
            <text:p>1124</text:p>
          </table:table-cell>
          <table:table-cell office:value-type="float" office:value="382" calcext:value-type="float">
            <text:p>382</text:p>
          </table:table-cell>
          <table:table-cell table:formula="of:=([.J14]/([.B14]-[.I14]))" office:value-type="percentage" office:value="0.00204962012276259" calcext:value-type="percentage">
            <text:p>0,20%</text:p>
          </table:table-cell>
          <table:table-cell office:value-type="float" office:value="185994" calcext:value-type="float">
            <text:p>185994</text:p>
          </table:table-cell>
          <table:table-cell office:value-type="float" office:value="383.285474062" calcext:value-type="float">
            <text:p>383,2854740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4" calcext:value-type="float">
            <text:p>30574</text:p>
          </table:table-cell>
          <table:table-cell office:value-type="float" office:value="390" calcext:value-type="float">
            <text:p>390</text:p>
          </table:table-cell>
          <table:table-cell office:value-type="float" office:value="1124" calcext:value-type="float">
            <text:p>1124</text:p>
          </table:table-cell>
          <table:table-cell office:value-type="float" office:value="390" calcext:value-type="float">
            <text:p>390</text:p>
          </table:table-cell>
          <table:table-cell table:formula="of:=([.J15]/([.B15]-[.I15]))" office:value-type="percentage" office:value="0.00209254410439112" calcext:value-type="percentage">
            <text:p>0,21%</text:p>
          </table:table-cell>
          <table:table-cell office:value-type="float" office:value="185986" calcext:value-type="float">
            <text:p>185986</text:p>
          </table:table-cell>
          <table:table-cell office:value-type="float" office:value="381.820593834" calcext:value-type="float">
            <text:p>381,820593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16]/([.B16]-[.I16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86.55360198" calcext:value-type="float">
            <text:p>286,55360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6" calcext:value-type="float">
            <text:p>30576</text:p>
          </table:table-cell>
          <table:table-cell office:value-type="float" office:value="388" calcext:value-type="float">
            <text:p>388</text:p>
          </table:table-cell>
          <table:table-cell office:value-type="float" office:value="1124" calcext:value-type="float">
            <text:p>1124</text:p>
          </table:table-cell>
          <table:table-cell office:value-type="float" office:value="388" calcext:value-type="float">
            <text:p>388</text:p>
          </table:table-cell>
          <table:table-cell table:formula="of:=([.J17]/([.B17]-[.I17]))" office:value-type="percentage" office:value="0.00208181310898399" calcext:value-type="percentage">
            <text:p>0,21%</text:p>
          </table:table-cell>
          <table:table-cell office:value-type="float" office:value="185988" calcext:value-type="float">
            <text:p>185988</text:p>
          </table:table-cell>
          <table:table-cell office:value-type="float" office:value="359.495386124" calcext:value-type="float">
            <text:p>359,495386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6" calcext:value-type="float">
            <text:p>30586</text:p>
          </table:table-cell>
          <table:table-cell office:value-type="float" office:value="378" calcext:value-type="float">
            <text:p>378</text:p>
          </table:table-cell>
          <table:table-cell office:value-type="float" office:value="1124" calcext:value-type="float">
            <text:p>1124</text:p>
          </table:table-cell>
          <table:table-cell office:value-type="float" office:value="378" calcext:value-type="float">
            <text:p>378</text:p>
          </table:table-cell>
          <table:table-cell table:formula="of:=([.J18]/([.B18]-[.I18]))" office:value-type="percentage" office:value="0.00202815813194832" calcext:value-type="percentage">
            <text:p>0,20%</text:p>
          </table:table-cell>
          <table:table-cell office:value-type="float" office:value="185998" calcext:value-type="float">
            <text:p>185998</text:p>
          </table:table-cell>
          <table:table-cell office:value-type="float" office:value="304.790877104" calcext:value-type="float">
            <text:p>304,790877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5" calcext:value-type="float">
            <text:p>30585</text:p>
          </table:table-cell>
          <table:table-cell office:value-type="float" office:value="379" calcext:value-type="float">
            <text:p>379</text:p>
          </table:table-cell>
          <table:table-cell office:value-type="float" office:value="1124" calcext:value-type="float">
            <text:p>1124</text:p>
          </table:table-cell>
          <table:table-cell office:value-type="float" office:value="379" calcext:value-type="float">
            <text:p>379</text:p>
          </table:table-cell>
          <table:table-cell table:formula="of:=([.J19]/([.B19]-[.I19]))" office:value-type="percentage" office:value="0.00203352362965189" calcext:value-type="percentage">
            <text:p>0,20%</text:p>
          </table:table-cell>
          <table:table-cell office:value-type="float" office:value="185997" calcext:value-type="float">
            <text:p>185997</text:p>
          </table:table-cell>
          <table:table-cell office:value-type="float" office:value="284.505208969" calcext:value-type="float">
            <text:p>284,5052089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3" calcext:value-type="float">
            <text:p>30583</text:p>
          </table:table-cell>
          <table:table-cell office:value-type="float" office:value="381" calcext:value-type="float">
            <text:p>381</text:p>
          </table:table-cell>
          <table:table-cell office:value-type="float" office:value="1124" calcext:value-type="float">
            <text:p>1124</text:p>
          </table:table-cell>
          <table:table-cell office:value-type="float" office:value="381" calcext:value-type="float">
            <text:p>381</text:p>
          </table:table-cell>
          <table:table-cell table:formula="of:=([.J20]/([.B20]-[.I20]))" office:value-type="percentage" office:value="0.00204425462505902" calcext:value-type="percentage">
            <text:p>0,20%</text:p>
          </table:table-cell>
          <table:table-cell office:value-type="float" office:value="185995" calcext:value-type="float">
            <text:p>185995</text:p>
          </table:table-cell>
          <table:table-cell office:value-type="float" office:value="227.443953991" calcext:value-type="float">
            <text:p>227,4439539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2" calcext:value-type="float">
            <text:p>30582</text:p>
          </table:table-cell>
          <table:table-cell office:value-type="float" office:value="382" calcext:value-type="float">
            <text:p>382</text:p>
          </table:table-cell>
          <table:table-cell office:value-type="float" office:value="1124" calcext:value-type="float">
            <text:p>1124</text:p>
          </table:table-cell>
          <table:table-cell office:value-type="float" office:value="382" calcext:value-type="float">
            <text:p>382</text:p>
          </table:table-cell>
          <table:table-cell table:formula="of:=([.J21]/([.B21]-[.I21]))" office:value-type="percentage" office:value="0.00204962012276259" calcext:value-type="percentage">
            <text:p>0,20%</text:p>
          </table:table-cell>
          <table:table-cell office:value-type="float" office:value="185994" calcext:value-type="float">
            <text:p>185994</text:p>
          </table:table-cell>
          <table:table-cell office:value-type="float" office:value="227.155121088" calcext:value-type="float">
            <text:p>227,155121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22]/([.B22]-[.I22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49.858281851" calcext:value-type="float">
            <text:p>249,8582818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7" calcext:value-type="float">
            <text:p>30587</text:p>
          </table:table-cell>
          <table:table-cell office:value-type="float" office:value="377" calcext:value-type="float">
            <text:p>377</text:p>
          </table:table-cell>
          <table:table-cell office:value-type="float" office:value="1124" calcext:value-type="float">
            <text:p>1124</text:p>
          </table:table-cell>
          <table:table-cell office:value-type="float" office:value="377" calcext:value-type="float">
            <text:p>377</text:p>
          </table:table-cell>
          <table:table-cell table:formula="of:=([.J23]/([.B23]-[.I23]))" office:value-type="percentage" office:value="0.00202279263424475" calcext:value-type="percentage">
            <text:p>0,20%</text:p>
          </table:table-cell>
          <table:table-cell office:value-type="float" office:value="185999" calcext:value-type="float">
            <text:p>185999</text:p>
          </table:table-cell>
          <table:table-cell office:value-type="float" office:value="341.651924849" calcext:value-type="float">
            <text:p>341,651924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24]/([.B24]-[.I24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28.498714924" calcext:value-type="float">
            <text:p>228,498714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9" calcext:value-type="float">
            <text:p>30579</text:p>
          </table:table-cell>
          <table:table-cell office:value-type="float" office:value="385" calcext:value-type="float">
            <text:p>385</text:p>
          </table:table-cell>
          <table:table-cell office:value-type="float" office:value="1124" calcext:value-type="float">
            <text:p>1124</text:p>
          </table:table-cell>
          <table:table-cell office:value-type="float" office:value="385" calcext:value-type="float">
            <text:p>385</text:p>
          </table:table-cell>
          <table:table-cell table:formula="of:=([.J25]/([.B25]-[.I25]))" office:value-type="percentage" office:value="0.00206571661587329" calcext:value-type="percentage">
            <text:p>0,21%</text:p>
          </table:table-cell>
          <table:table-cell office:value-type="float" office:value="185991" calcext:value-type="float">
            <text:p>185991</text:p>
          </table:table-cell>
          <table:table-cell office:value-type="float" office:value="227.622009039" calcext:value-type="float">
            <text:p>227,6220090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26]/([.B26]-[.I26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31.320011139" calcext:value-type="float">
            <text:p>231,3200111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4" calcext:value-type="float">
            <text:p>30584</text:p>
          </table:table-cell>
          <table:table-cell office:value-type="float" office:value="380" calcext:value-type="float">
            <text:p>380</text:p>
          </table:table-cell>
          <table:table-cell office:value-type="float" office:value="1124" calcext:value-type="float">
            <text:p>1124</text:p>
          </table:table-cell>
          <table:table-cell office:value-type="float" office:value="380" calcext:value-type="float">
            <text:p>380</text:p>
          </table:table-cell>
          <table:table-cell table:formula="of:=([.J27]/([.B27]-[.I27]))" office:value-type="percentage" office:value="0.00203888912735545" calcext:value-type="percentage">
            <text:p>0,20%</text:p>
          </table:table-cell>
          <table:table-cell office:value-type="float" office:value="185996" calcext:value-type="float">
            <text:p>185996</text:p>
          </table:table-cell>
          <table:table-cell office:value-type="float" office:value="370.264183998" calcext:value-type="float">
            <text:p>370,2641839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2" calcext:value-type="float">
            <text:p>30582</text:p>
          </table:table-cell>
          <table:table-cell office:value-type="float" office:value="382" calcext:value-type="float">
            <text:p>382</text:p>
          </table:table-cell>
          <table:table-cell office:value-type="float" office:value="1124" calcext:value-type="float">
            <text:p>1124</text:p>
          </table:table-cell>
          <table:table-cell office:value-type="float" office:value="382" calcext:value-type="float">
            <text:p>382</text:p>
          </table:table-cell>
          <table:table-cell table:formula="of:=([.J28]/([.B28]-[.I28]))" office:value-type="percentage" office:value="0.00204962012276259" calcext:value-type="percentage">
            <text:p>0,20%</text:p>
          </table:table-cell>
          <table:table-cell office:value-type="float" office:value="185994" calcext:value-type="float">
            <text:p>185994</text:p>
          </table:table-cell>
          <table:table-cell office:value-type="float" office:value="269.068181992" calcext:value-type="float">
            <text:p>269,0681819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9" calcext:value-type="float">
            <text:p>30579</text:p>
          </table:table-cell>
          <table:table-cell office:value-type="float" office:value="385" calcext:value-type="float">
            <text:p>385</text:p>
          </table:table-cell>
          <table:table-cell office:value-type="float" office:value="1124" calcext:value-type="float">
            <text:p>1124</text:p>
          </table:table-cell>
          <table:table-cell office:value-type="float" office:value="385" calcext:value-type="float">
            <text:p>385</text:p>
          </table:table-cell>
          <table:table-cell table:formula="of:=([.J29]/([.B29]-[.I29]))" office:value-type="percentage" office:value="0.00206571661587329" calcext:value-type="percentage">
            <text:p>0,21%</text:p>
          </table:table-cell>
          <table:table-cell office:value-type="float" office:value="185991" calcext:value-type="float">
            <text:p>185991</text:p>
          </table:table-cell>
          <table:table-cell office:value-type="float" office:value="337.338608027" calcext:value-type="float">
            <text:p>337,3386080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6" calcext:value-type="float">
            <text:p>30586</text:p>
          </table:table-cell>
          <table:table-cell office:value-type="float" office:value="378" calcext:value-type="float">
            <text:p>378</text:p>
          </table:table-cell>
          <table:table-cell office:value-type="float" office:value="1124" calcext:value-type="float">
            <text:p>1124</text:p>
          </table:table-cell>
          <table:table-cell office:value-type="float" office:value="378" calcext:value-type="float">
            <text:p>378</text:p>
          </table:table-cell>
          <table:table-cell table:formula="of:=([.J30]/([.B30]-[.I30]))" office:value-type="percentage" office:value="0.00202815813194832" calcext:value-type="percentage">
            <text:p>0,20%</text:p>
          </table:table-cell>
          <table:table-cell office:value-type="float" office:value="185998" calcext:value-type="float">
            <text:p>185998</text:p>
          </table:table-cell>
          <table:table-cell office:value-type="float" office:value="270.266475201" calcext:value-type="float">
            <text:p>270,2664752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70" calcext:value-type="float">
            <text:p>30570</text:p>
          </table:table-cell>
          <table:table-cell office:value-type="float" office:value="394" calcext:value-type="float">
            <text:p>394</text:p>
          </table:table-cell>
          <table:table-cell office:value-type="float" office:value="1124" calcext:value-type="float">
            <text:p>1124</text:p>
          </table:table-cell>
          <table:table-cell office:value-type="float" office:value="394" calcext:value-type="float">
            <text:p>394</text:p>
          </table:table-cell>
          <table:table-cell table:formula="of:=([.J31]/([.B31]-[.I31]))" office:value-type="percentage" office:value="0.00211400609520539" calcext:value-type="percentage">
            <text:p>0,21%</text:p>
          </table:table-cell>
          <table:table-cell office:value-type="float" office:value="185982" calcext:value-type="float">
            <text:p>185982</text:p>
          </table:table-cell>
          <table:table-cell office:value-type="float" office:value="252.146411896" calcext:value-type="float">
            <text:p>252,1464118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0" calcext:value-type="float">
            <text:p>30580</text:p>
          </table:table-cell>
          <table:table-cell office:value-type="float" office:value="384" calcext:value-type="float">
            <text:p>384</text:p>
          </table:table-cell>
          <table:table-cell office:value-type="float" office:value="1124" calcext:value-type="float">
            <text:p>1124</text:p>
          </table:table-cell>
          <table:table-cell office:value-type="float" office:value="384" calcext:value-type="float">
            <text:p>384</text:p>
          </table:table-cell>
          <table:table-cell table:formula="of:=([.J32]/([.B32]-[.I32]))" office:value-type="percentage" office:value="0.00206035111816972" calcext:value-type="percentage">
            <text:p>0,21%</text:p>
          </table:table-cell>
          <table:table-cell office:value-type="float" office:value="185992" calcext:value-type="float">
            <text:p>185992</text:p>
          </table:table-cell>
          <table:table-cell office:value-type="float" office:value="252.6289289" calcext:value-type="float">
            <text:p>252,6289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30583" calcext:value-type="float">
            <text:p>30583</text:p>
          </table:table-cell>
          <table:table-cell office:value-type="float" office:value="381" calcext:value-type="float">
            <text:p>381</text:p>
          </table:table-cell>
          <table:table-cell office:value-type="float" office:value="1124" calcext:value-type="float">
            <text:p>1124</text:p>
          </table:table-cell>
          <table:table-cell office:value-type="float" office:value="381" calcext:value-type="float">
            <text:p>381</text:p>
          </table:table-cell>
          <table:table-cell table:formula="of:=([.J33]/([.B33]-[.I33]))" office:value-type="percentage" office:value="0.00204425462505902" calcext:value-type="percentage">
            <text:p>0,20%</text:p>
          </table:table-cell>
          <table:table-cell office:value-type="float" office:value="185995" calcext:value-type="float">
            <text:p>185995</text:p>
          </table:table-cell>
          <table:table-cell office:value-type="float" office:value="347.529500961" calcext:value-type="float">
            <text:p>347,529500961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205713181954758" calcext:value-type="percentage">
            <text:p>0,21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226151223442508" calcext:value-type="percentage">
            <text:p>0,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2:04.2775204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2:23.687408428</dc:date>
    <meta:editing-duration>PT2M2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